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4.166cm" style:rel-column-width="15593*"/>
    </style:style>
    <style:style style:name="Tabelle2.B" style:family="table-column">
      <style:table-column-properties style:column-width="4.665cm" style:rel-column-width="17461*"/>
    </style:style>
    <style:style style:name="Tabelle2.C" style:family="table-column">
      <style:table-column-properties style:column-width="8.678cm" style:rel-column-width="3248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>
      <style:paragraph-properties fo:text-align="center"/>
      <style:text-properties style:font-name="DejaVu Sans3" fo:font-size="9pt" fo:font-weight="normal"/>
    </style:style>
    <style:style style:name="P8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&lt;RS-Versicherung&gt;</text:p>
          <text:p text:style-name="Addressee"><text:database-display text:table-name="adressen" text:table-type="table" text:column-name="Addresszeile 1" text:database-name="adressen">&lt;Addresszeile 1&gt;</text:database-display><text:line-break/><text:database-display text:table-name="adressen" text:table-type="table" text:column-name="Addresszeile 2" text:database-name="adressen">&lt;Addresszeile 2&gt;</text:database-display></text:p>
          <text:p text:style-name="Addressee">D-<text:database-display text:table-name="adressen" text:table-type="table" text:column-name="Postleitzahl" text:database-name="adressen">&lt;Postleitzahl&gt;</text:database-display> <text:database-display text:table-name="adressen" text:table-type="table" text:column-name="Stadt" text:database-name="adressen">&lt;Stadt&gt;</text:database-display>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Kostendeckungsanfrage, {{AKTE_ZEICHEN}} {{AKTE_KURZRUBRUM}}<text:line-break/>Versicherungsnehmer: {{MANDANT_VORNAME}} {{MANDANT_NAME}}<text:line-break/>Versicherungsschein: <text:line-break/></text:p>
      <text:p text:style-name="Standard">Sehr geehrte Damen und Herren,</text:p>
      <text:p text:style-name="Text_20_body"/>
      <text:p text:style-name="P6">in der unter Schadennummer <text:span text:style-name="T5">&lt;Schadennummer&gt;</text:span> bekannten Rechtsangelegenheit ist die außergerichtliche Schadensregulierung gescheitert. Ich beabsichtige nunmehr die Titulierung.</text:p>
      <text:p text:style-name="Text_20_body">Ich bitte um Kostendeckungszusage für das Klageverfahren in 1. Instanz und übersende hierzu die Klage im Entwurf mit der Bitte um Kenntnisnahme.</text:p>
      <text:p text:style-name="Text_20_body">Soweit die Kostendeckung erfolgt, bitte ich um Erstattung der einzuzahlenden Gerichtskosten in Höhe von ………………… €. <text:s/><text:span text:style-name="T5">(,soweit kein Verweis auf die vereinbarte Selbstbeteiligung erfolgt.)</text:span></text:p>
      <text:p text:style-name="Text_20_body"/>
      <text:p text:style-name="Text_20_body">Sollten Sie zu dem Sachverhalt Rückfragen haben, stehe ich gern zur Verfügung.</text:p>
      <text:p text:style-name="Text_20_body"><text:s/></text:p>
      <text:p text:style-name="Text_20_body">Mit freundlichen Grüßen</text:p>
      <text:p text:style-name="Text_20_body"/>
      <text:p text:style-name="Text_20_body"/>
      <text:p text:style-name="Text_20_body">Anlage</text:p>
      <text:p text:style-name="Text_20_body">(1) Klageentwur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3T20:31:51</dc:date>
    <meta:editing-cycles>36</meta:editing-cycles>
    <meta:editing-duration>PT02H26M39S</meta:editing-duration>
    <meta:document-statistic meta:table-count="1" meta:image-count="0" meta:object-count="0" meta:page-count="1" meta:paragraph-count="31" meta:word-count="140" meta:character-count="1268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